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fd9" officeooo:paragraph-rsid="00165fd9"/>
    </style:style>
    <style:style style:name="P2" style:family="paragraph" style:parent-style-name="Standard">
      <style:text-properties officeooo:rsid="00165fd9" officeooo:paragraph-rsid="0017af29"/>
    </style:style>
    <style:style style:name="P3" style:family="paragraph" style:parent-style-name="Standard">
      <style:text-properties officeooo:paragraph-rsid="0017af29"/>
    </style:style>
    <style:style style:name="P4" style:family="paragraph" style:parent-style-name="Standard">
      <style:text-properties officeooo:rsid="0017af29" officeooo:paragraph-rsid="0017af29"/>
    </style:style>
    <style:style style:name="P5" style:family="paragraph" style:parent-style-name="Standard">
      <style:text-properties officeooo:rsid="0018775b" officeooo:paragraph-rsid="0018775b"/>
    </style:style>
    <style:style style:name="P6" style:family="paragraph" style:parent-style-name="Standard">
      <style:text-properties officeooo:rsid="002271a1" officeooo:paragraph-rsid="002271a1"/>
    </style:style>
    <style:style style:name="P7" style:family="paragraph" style:parent-style-name="Standard">
      <style:text-properties officeooo:rsid="0025866d" officeooo:paragraph-rsid="0025866d"/>
    </style:style>
    <style:style style:name="P8" style:family="paragraph" style:parent-style-name="Preformatted_20_Text">
      <style:text-properties officeooo:rsid="002271a1" officeooo:paragraph-rsid="002271a1"/>
    </style:style>
    <style:style style:name="P9" style:family="paragraph" style:parent-style-name="Preformatted_20_Text">
      <style:text-properties officeooo:rsid="0025866d" officeooo:paragraph-rsid="002271a1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text-properties officeooo:rsid="00295441" officeooo:paragraph-rsid="00295441"/>
    </style:style>
    <style:style style:name="P12" style:family="paragraph" style:parent-style-name="Standard">
      <style:text-properties officeooo:rsid="00165fd9" officeooo:paragraph-rsid="0017af29"/>
    </style:style>
    <style:style style:name="P13" style:family="paragraph" style:parent-style-name="Standard">
      <style:text-properties officeooo:rsid="00165fd9" officeooo:paragraph-rsid="00165fd9"/>
    </style:style>
    <style:style style:name="P14" style:family="paragraph" style:parent-style-name="Standard">
      <style:text-properties fo:color="#00a65d"/>
    </style:style>
    <style:style style:name="P15" style:family="paragraph" style:parent-style-name="Standard">
      <style:text-properties fo:color="#00a65d" officeooo:paragraph-rsid="0017af29"/>
    </style:style>
    <style:style style:name="P16" style:family="paragraph" style:parent-style-name="Standard">
      <style:text-properties fo:color="#00a65d" officeooo:rsid="0018775b" officeooo:paragraph-rsid="0018775b"/>
    </style:style>
    <style:style style:name="P17" style:family="paragraph" style:parent-style-name="Standard">
      <style:text-properties fo:color="#00a65d" officeooo:rsid="00295441" officeooo:paragraph-rsid="00295441"/>
    </style:style>
    <style:style style:name="P18" style:family="paragraph" style:parent-style-name="Standard">
      <style:text-properties fo:color="#00a65d" officeooo:rsid="00295c4c" officeooo:paragraph-rsid="00295c4c"/>
    </style:style>
    <style:style style:name="P19" style:family="paragraph" style:parent-style-name="Standard">
      <style:text-properties officeooo:rsid="0018775b" officeooo:paragraph-rsid="0018775b"/>
    </style:style>
    <style:style style:name="P20" style:family="paragraph" style:parent-style-name="Standard">
      <style:text-properties officeooo:rsid="0018775b" officeooo:paragraph-rsid="00295441"/>
    </style:style>
    <style:style style:name="P21" style:family="paragraph" style:parent-style-name="Standard">
      <style:text-properties fo:color="#000000" officeooo:rsid="00295441" officeooo:paragraph-rsid="00295441"/>
    </style:style>
    <style:style style:name="P22" style:family="paragraph" style:parent-style-name="Standard">
      <style:text-properties fo:color="#000000" officeooo:rsid="0018775b" officeooo:paragraph-rsid="00295441"/>
    </style:style>
    <style:style style:name="P23" style:family="paragraph" style:parent-style-name="Standard">
      <style:text-properties officeooo:rsid="0025866d" officeooo:paragraph-rsid="0025866d"/>
    </style:style>
    <style:style style:name="P24" style:family="paragraph" style:parent-style-name="Text_20_body" style:list-style-name="L1"/>
    <style:style style:name="P25" style:family="paragraph" style:parent-style-name="Preformatted_20_Text">
      <style:text-properties fo:color="#00a65d" officeooo:rsid="002271a1" officeooo:paragraph-rsid="002271a1"/>
    </style:style>
    <style:style style:name="P26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officeooo:rsid="00165fd9"/>
    </style:style>
    <style:style style:name="T2" style:family="text">
      <style:text-properties officeooo:rsid="0017af29"/>
    </style:style>
    <style:style style:name="T3" style:family="text">
      <style:text-properties officeooo:rsid="001f4f2a"/>
    </style:style>
    <style:style style:name="T4" style:family="text">
      <style:text-properties officeooo:rsid="00242354"/>
    </style:style>
    <style:style style:name="T5" style:family="text">
      <style:text-properties officeooo:rsid="00295441"/>
    </style:style>
    <style:style style:name="T6" style:family="text">
      <style:text-properties fo:color="#00a65d"/>
    </style:style>
    <style:style style:name="T7" style:family="text">
      <style:text-properties fo:color="#00a65d" officeooo:rsid="00295441"/>
    </style:style>
    <style:style style:name="T8" style:family="text">
      <style:text-properties fo:color="#00a65d" officeooo:rsid="00242354"/>
    </style:style>
    <style:style style:name="T9" style:family="text">
      <style:text-properties officeooo:rsid="00295c4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zure Kinect Install on </text:span>Ubuntu 18.04</text:p>
      <text:p text:style-name="P11">Run all green commands within the terminal</text:p>
      <text:p text:style-name="P11">*<text:span text:style-name="T9">Note to date (Nov 21, 2019), k4a tools version 1.3 is not compatible with k4abt (body tracker). Thus k4atools and dotnet package are also downloaded as version 1.2</text:span></text:p>
      <text:p text:style-name="P1"/>
      <text:p text:style-name="P1">1) Install dependencies</text:p>
      <text:p text:style-name="Standard"/>
      <text:p text:style-name="P14"><text:span text:style-name="T1">sudo </text:span>apt-get install -y pkg-config ninja-build doxygen clang gcc-multilib g++-multilib python3 git-lfs nasm cmake libgl1-mesa-dev libsoundio-dev libvulkan-dev libx11-dev libxcursor-dev libxinerama-dev libxrandr-dev libusb-1.0-0-dev libssl-dev libudev-dev mesa-common-dev uuid-dev libopencv-dev</text:p>
      <text:p text:style-name="Standard"/>
      <text:p text:style-name="P11">2) <text:s/><text:span text:style-name="Source_20_Text">Repo Clone and Build</text:span></text:p>
      <text:p text:style-name="P2"><text:span text:style-name="Source_20_Text"/></text:p>
      <text:p text:style-name="P2"><text:span text:style-name="Source_20_Text"><text:span text:style-name="T7">git clone </text:span></text:span><text:span text:style-name="Source_20_Text"><text:span text:style-name="T6">https://github.com/microsoft/Azure-Kinect-Sensor-SDK</text:span></text:span></text:p>
      <text:p text:style-name="Standard"/>
      <text:list xml:id="list46496912" text:style-name="L1">
        <text:list-item>
          <text:p text:style-name="P24">Create a folder named "build" in the root of the git repo and cd into that directory.</text:p>
          <text:p text:style-name="P26"><text:span text:style-name="Source_20_Text"><text:span text:style-name="T6">mkdir build &amp;&amp; cd build</text:span></text:span></text:p>
        </text:list-item>
        <text:list-item>
          <text:p text:style-name="P24">Run CMake from that directory. The preferred build is ninja. All other generators are untested.</text:p>
          <text:p text:style-name="P26"><text:span text:style-name="Source_20_Text"><text:span text:style-name="T6">cmake .. -G Ninja</text:span></text:span></text:p>
        </text:list-item>
        <text:list-item>
          <text:p text:style-name="P24">Run the build (ninja).</text:p>
          <text:p text:style-name="P26"><text:span text:style-name="Source_20_Text"><text:span text:style-name="T6">ninja</text:span></text:span></text:p>
        </text:list-item>
      </text:list>
      <text:p text:style-name="P3"><text:span text:style-name="T2">From cloned location </text:span>Azure-Kinect-Sensor-SDK/scripts <text:span text:style-name="T2">run:</text:span></text:p>
      <text:p text:style-name="P15">sudo cp 99-k4a.rules /etc/udev/rules.d/</text:p>
      <text:p text:style-name="P3"/>
      <text:p text:style-name="P4">Run the following commands</text:p>
      <text:p text:style-name="P4"/>
      <text:p text:style-name="P15">curl https://packages.microsoft.com/keys/microsoft.asc | sudo apt-key add -</text:p>
      <text:p text:style-name="P15">sudo apt-add-repository https://packages.microsoft.com/ubuntu/18.04/prod</text:p>
      <text:p text:style-name="P15">sudo apt-get update</text:p>
      <text:p text:style-name="P15"><text:span text:style-name="T3">s</text:span>udo apt install libk4abt0.9-dev</text:p>
      <text:p text:style-name="P15">sudo apt install k4a-tools=1.2.0</text:p>
      <text:p text:style-name="P3"/>
      <text:p text:style-name="P5">To test the camera, plug <text:span text:style-name="T5">the Azure Kinect </text:span>into the computer (power plug and usb), then run the following command:</text:p>
      <text:p text:style-name="P5"/>
      <text:p text:style-name="P16">k4aviewer</text:p>
      <text:p text:style-name="P5"/>
      <text:p text:style-name="P20">To test the <text:span text:style-name="T5">body tracker</text:span>, plug <text:span text:style-name="T5">the Azure Kinect </text:span>into the computer (power plug and usb), then run the following command:</text:p>
      <text:p text:style-name="P20"/>
      <text:p text:style-name="P17">k4abt_simple_3d_viewer</text:p>
      <text:p text:style-name="P17"/>
      <text:p text:style-name="P22">To <text:span text:style-name="T5">record the camera feed</text:span>, plug <text:span text:style-name="T5">the Azure Kinect </text:span>into the computer (power plug and usb), then run the following command <text:span text:style-name="T5">(current length set to five seconds)</text:span>:</text:p>
      <text:p text:style-name="P17"><text:soft-page-break/></text:p>
      <text:p text:style-name="P17">k4arecorder -l 5 output.mkv</text:p>
      <text:p text:style-name="P17"/>
      <text:p text:style-name="P21">In order to run C/<text:span text:style-name="T9">Java/Python</text:span> scripts on the Azure Kinect….</text:p>
      <text:p text:style-name="P20"/>
      <text:p text:style-name="P6">Dotnet and Nuget Installation</text:p>
      <text:p text:style-name="P6"/>
      <text:p text:style-name="P8"><text:span text:style-name="Source_20_Text"><text:span text:style-name="T6">wget -q https://packages.microsoft.com/config/ubuntu/18.04/packages-microsoft-prod.deb -O packages-microsoft-prod.deb</text:span></text:span></text:p>
      <text:p text:style-name="P8"><text:span text:style-name="Source_20_Text"/></text:p>
      <text:p text:style-name="P10"><text:span text:style-name="Source_20_Text"><text:span text:style-name="T6">sudo dpkg -i packages-microsoft-prod.deb</text:span></text:span></text:p>
      <text:p text:style-name="P8"><text:span text:style-name="Source_20_Text"><text:span text:style-name="T6">sudo add-apt-repository universe</text:span></text:span></text:p>
      <text:p text:style-name="Preformatted_20_Text"><text:span text:style-name="Source_20_Text"><text:span text:style-name="T6">sudo apt-get update</text:span></text:span></text:p>
      <text:p text:style-name="Preformatted_20_Text"><text:span text:style-name="Source_20_Text"><text:span text:style-name="T6">sudo apt-get install apt-transport-https</text:span></text:span></text:p>
      <text:p text:style-name="Preformatted_20_Text"><text:span text:style-name="Source_20_Text"><text:span text:style-name="T6">sudo apt-get update</text:span></text:span></text:p>
      <text:p text:style-name="P10"><text:span text:style-name="Source_20_Text"><text:span text:style-name="T6">sudo apt-get install dotnet-sdk-</text:span></text:span><text:span text:style-name="Source_20_Text"><text:span text:style-name="T8">3.0</text:span></text:span></text:p>
      <text:p text:style-name="P10"><text:span text:style-name="Source_20_Text"><text:span text:style-name="T6">dotnet new console</text:span></text:span></text:p>
      <text:p text:style-name="P25"><text:bookmark text:name="dotnet-cli-text"/>dotnet add package Microsoft.Azure.Kinect.Sensor --version 1.2.0</text:p>
      <text:p text:style-name="P9"/>
      <text:p text:style-name="P7">Compiling C Scripts</text:p>
      <text:p text:style-name="P7">Make sure gcc is installed (typically installed already)</text:p>
      <text:p text:style-name="P18">sudo apt-get install build-essential</text:p>
      <text:p text:style-name="P7"/>
      <text:p text:style-name="P7">You have to specify the <text:span text:style-name="T9">loading of </text:span>libraries with the "-l" (lowercase L, not uppercase i) option.<text:line-break/>Example compile format<text:line-break/><text:span text:style-name="Source_20_Text"><text:span text:style-name="T6">gcc program2.c -Wall -lk4a -lk4arecord -o prog</text:span></text:span></text:p>
      <text:p text:style-name="P7"><text:span text:style-name="Source_20_Text"/></text:p>
      <text:p text:style-name="P7"><text:span text:style-name="Source_20_Text"/>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6:05:31.707247866</meta:creation-date>
    <dc:date>2019-11-21T17:26:13.456821421</dc:date>
    <meta:editing-duration>PT57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28" meta:character-count="2446" meta:non-whitespace-character-count="2163"/>
  </office:meta>
</office:document-meta>
</file>